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text:p>
      <text:p text:style-name="Standard"/>
      <text:p text:style-name="Standard">Dr. Langford</text:p>
      <text:p text:style-name="Standard"/>
      <text:p text:style-name="Standard">HIS 6939</text:p>
      <text:p text:style-name="Standard"/>
      <text:p text:style-name="Standard">03/29/17</text:p>
      <text:p text:style-name="Standard"><text:line-break/></text:p>
      <text:p text:style-name="P1">Paper Abstract </text:p>
      <text:p text:style-name="P1"/>
      <text:p text:style-name="P2"/>
      <text:p text:style-name="P2"><text:tab/>For this semester's final paper I was asked to perform a different form of paper, this paper to be formed almost like a story that depicts a day in the life of those foreign to Rome. <text:s/>In this story paper, I will be discussing how two travelers, who arrive within the boarders of the Roman Empire, who's last hope to get their relative healthy is to venture into the uncharted territory of the Cult of Asclepius. <text:s/>In this story I will be describing the day in the life of a traveler and new witness to the magical healing powers of Asclepius. <text:s/>The story will depict two travelers, one of them deathly ill, and how these travelers have to make their way to a major site of the cult in order to get the proper healing they need. <text:s/>This idea was brought to me by both Dr. Langford and Dr. Tanasi last week, and it looks to explain, in a more readable fashion, the properties of the Roman belief in these healing cults as well as the traveler's reserve for instances like this. <text:s/>The Paper may be a little longer than the originally intended 25 pages, yet it will dive into a daily life of peoples traveling into a sanctuary like this and what kind of rituals are seen and practiced by those in need of treatment. <text:s/>The Paper will be set up like a story, in book format with the use of both primary and secondary sources to really bring to life the trials one would go through in order to seek the help of Asclepius through healing. <text:s/>The paper will incorporate a text titled The Women at the Adonis Festival, a primary document by Theocritus, which depicts two women and their experiences at a religious festival dedicated to the gods. <text:s/>This document can assist me in learning how ancient authors described the religious festivals and how these authors depicts human reactions. <text:s/>Other sources I located for my paper include articles by Renberg and Grijalvo to round out a more modern representation of where the cult had gone in the years of the late Empire. <text:s/>Another piece of this project could include a model of an Asclepian temple, which can give a visual representation of what a site like this could have looked like in the ancient world. <text:s/>As my path so far has been very much a mix of both archeology, History and Mass communications, I believe this paper is the best chance for me to hone in on everything I have been practicing this semester and place it into a final project that could bring to light new and undisturbed information regarding this site and others like i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10:50:40</meta:creation-date>
    <dc:date>2017-03-29T15:36:47</dc:date>
    <meta:editing-duration>PT4H29M7S</meta:editing-duration>
    <meta:editing-cycles>2</meta:editing-cycles>
    <meta:generator>OpenOffice.org/3.4.1$Unix OpenOffice.org_project/341m1$Build-9593</meta:generator>
    <meta:print-date>2017-03-29T15:35:54</meta:print-date>
    <meta:document-statistic meta:table-count="0" meta:image-count="0" meta:object-count="0" meta:page-count="1" meta:paragraph-count="7" meta:word-count="459" meta:character-count="2530"/>
  </office:meta>
</office:document-meta>
</file>